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Form.onSubm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ginPanel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Panel.setMode( boolean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Panel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Panel.is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Form.LoginForm( final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ginPanel.LoginPanel( final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inPanel.get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Panel.on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Form.gotoHom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